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60db1" officeooo:paragraph-rsid="00060db1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and to complie .c .cpp file to an executable file.. the 1<text:span text:style-name="T1">st</text:span> command is compiler, 2<text:span text:style-name="T1">nd</text:span> is C++ file, 3<text:span text:style-name="T1">rd</text:span> - 6<text:span text:style-name="T1">th</text:span> linker to openGL header file, last commands destination exe file.</text:p>
      <text:p text:style-name="P1"/>
      <text:p text:style-name="P1">g++ glEx3-1.c -lglut -lGL -lGLEW -lGLU -o rb3-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5:08:24.434568192</meta:creation-date>
    <dc:date>2017-01-04T15:18:14.177196232</dc:date>
    <meta:editing-duration>PT9M50S</meta:editing-duration>
    <meta:editing-cycles>1</meta:editing-cycles>
    <meta:document-statistic meta:table-count="0" meta:image-count="0" meta:object-count="0" meta:page-count="1" meta:paragraph-count="2" meta:word-count="40" meta:character-count="224" meta:non-whitespace-character-count="186"/>
    <meta:generator>LibreOffice/5.1.4.2$Linux_X86_64 LibreOffice_project/10m0$Build-2</meta:generator>
  </office:meta>
</office:document-meta>
</file>